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text-properties fo:font-weight="bold" officeooo:paragraph-rsid="001dd04a" style:font-weight-asian="bold"/>
    </style:style>
    <style:style style:name="P2" style:family="paragraph" style:parent-style-name="Standard">
      <style:text-properties officeooo:paragraph-rsid="001dd0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hat are the problems Container solves in regard to app deployment and how it solves?</text:p>
      <text:p text:style-name="P2"/>
      <text:p text:style-name="P2"><text:s/>After building and testing the application code, it needs to be released to the production environment. But, it is not sure that the application will run efficiently on that production machine because of conflicting dependencies or libraries. Even a simple version mismatch may cause the application to not run properly. This problem can be solved by containerization because containers allow us to package up an application with all of the necessary parts like libraries and other dependencies. Thus, In this way using containers we need not to worry about whether our code will work in some other machine or not because all the necessary dependencies are already installed in the contain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2T02:09:44.845233551</meta:creation-date>
    <dc:date>2021-11-12T02:10:00.903937799</dc:date>
    <meta:editing-duration>PT16S</meta:editing-duration>
    <meta:editing-cycles>1</meta:editing-cycles>
    <meta:document-statistic meta:table-count="0" meta:image-count="0" meta:object-count="0" meta:page-count="1" meta:paragraph-count="2" meta:word-count="126" meta:character-count="780" meta:non-whitespace-character-count="655"/>
    <meta:generator>LibreOffice/7.2.1.2$Linux_X86_64 LibreOffice_project/20$Build-2</meta:generator>
  </office:meta>
</office:document-meta>
</file>